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37">
      <style:table-cell-properties fo:border="0.74pt solid #000000"/>
    </style:style>
    <style:style style:name="ce14" style:family="table-cell" style:parent-style-name="Default" style:data-style-name="N137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text-shadow="none" style:text-outline="false" style:font-style-complex="normal" style:font-style-asian="normal" style:font-weight-complex="normal" style:font-weight-asian="normal" style:font-size-complex="11pt" style:font-size-asian="11pt" style:text-position="0% 100%" fo:font-style="normal" style:text-line-through-type="none" style:text-underline-style="none" style:text-underline-color="font-color" fo:font-weight="normal" fo:font-size="11pt" style:font-name="Calibri" fo:color="#000000"/>
    </style:style>
    <style:style style:name="T4" style:family="text">
      <style:text-properties fo:text-shadow="none" style:text-outline="false" style:font-style-complex="normal" style:font-style-asian="normal" style:font-weight-complex="normal" style:font-weight-asian="normal" style:font-size-complex="11pt" style:font-size-asian="11pt" fo:font-style="normal" style:text-line-through-type="none" style:text-underline-style="none" style:text-underline-color="font-color" fo:font-weight="normal" fo:font-size="11pt" style:font-name="Calibri" fo:color="#000000" style:text-position="-8% 58%"/>
    </style:style>
    <style:style style:name="T5" style:family="text">
      <style:text-properties fo:text-shadow="none" style:text-outline="false" style:font-style-complex="normal" style:font-style-asian="normal" style:font-weight-complex="normal" style:font-weight-asian="normal" style:font-size-complex="11pt" style:font-size-asian="11pt" fo:font-style="normal" style:text-line-through-type="none" style:text-underline-style="none" style:text-underline-color="font-color" fo:font-weight="normal" fo:font-size="11pt" style:font-name="Calibri" fo:color="#000000" style:text-position="33% 58%"/>
    </style:style>
    <style:style style:name="T6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7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Проверка гипотезы о дисперсиях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По приведенным ниже условиям проверить гипотезу о дисперсиях, используя статистику Фишер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1">
            <text:p>Генеральные совокупности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Выборочная дисперсия (S2)</text:p>
          </table:table-cell>
          <table:covered-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x<text:span text:style-name="T1">1</text:span></text:p>
          </table:table-cell>
          <table:table-cell table:style-name="ce2" office:value-type="string" calcext:value-type="string">
            <text:p>x<text:span text:style-name="T1">2</text:span></text:p>
          </table:table-cell>
          <table:table-cell/>
          <table:table-cell table:style-name="ce2" office:value-type="string" calcext:value-type="string">
            <text:p>x<text:span text:style-name="T1">1</text:span></text:p>
          </table:table-cell>
          <table:table-cell table:style-name="ce2" office:value-type="string" calcext:value-type="string">
            <text:p>x<text:span text:style-name="T1">2</text:span></text:p>
          </table:table-cell>
          <table:table-cell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table:formula="of:=COM.MICROSOFT.VAR.P([.A10:.A21])" office:value-type="float" office:value="337.083333333333" calcext:value-type="float">
            <text:p>337,083</text:p>
          </table:table-cell>
          <table:table-cell table:style-name="ce14" table:formula="of:=COM.MICROSOFT.VAR.P([.B10:.B21])" office:value-type="float" office:value="29.8541666666667" calcext:value-type="float">
            <text:p>29,854</text:p>
          </table:table-cell>
          <table:table-cell table:number-columns-repeated="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2" table:number-rows-spanned="1">
            <text:p>Объём выборки (n)</text:p>
          </table:table-cell>
          <table:covered-table-cell table:style-name="ce6"/>
          <table:table-cell table:style-name="ce8" table:formula="of:=COUNT([.A10:.A21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Уровень значимости (α)</text:p>
          </table:table-cell>
          <table:covered-table-cell table:style-name="ce6"/>
          <table:table-cell table:style-name="ce8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Степени свободы (df)</text:p>
          </table:table-cell>
          <table:covered-table-cell table:style-name="ce6"/>
          <table:table-cell table:style-name="ce8" table:formula="of:=[.C25]-1"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6" office:value-type="string" calcext:value-type="string" table:number-columns-spanned="2" table:number-rows-spanned="1">
            <text:p>Основная гипотеза (H<text:span text:style-name="T1">0</text:span>)</text:p>
          </table:table-cell>
          <table:covered-table-cell table:style-name="ce6"/>
          <table:table-cell table:style-name="ce8" office:value-type="string" calcext:value-type="string">
            <text:p> σ<text:span text:style-name="T1">1</text:span><text:span text:style-name="T2">2</text:span><text:span text:style-name="T3"> = σ</text:span><text:span text:style-name="T4">2</text:span><text:span text:style-name="T5">2</text:span>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Альтернативная гипотеза (H<text:span text:style-name="T1">1</text:span>)</text:p>
          </table:table-cell>
          <table:covered-table-cell table:style-name="ce6"/>
          <table:table-cell table:style-name="ce8" office:value-type="string" calcext:value-type="string">
            <text:p> σ<text:span text:style-name="T1">1</text:span><text:span text:style-name="T2">2</text:span> &gt; σ<text:span text:style-name="T1">2</text:span><text:span text:style-name="T2">2</text:span></text:p>
          </table:table-cell>
          <table:table-cell office:value-type="string" calcext:value-type="string" table:number-columns-spanned="7" table:number-rows-spanned="1">
            <text:p>→критическая область правосторонняя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2" table:number-rows-spanned="1">
            <text:p>Критическое значение</text:p>
          </table:table-cell>
          <table:covered-table-cell table:style-name="ce8"/>
          <table:table-cell table:style-name="ce13" table:formula="of:=COM.MICROSOFT.F.INV.RT([.C26]; [.C27];[.C27])" office:value-type="float" office:value="2.81793046995309" calcext:value-type="float">
            <text:p>2,818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Критическая область</text:p>
          </table:table-cell>
          <table:covered-table-cell table:style-name="ce6"/>
          <table:table-cell table:style-name="ce6" office:value-type="string" calcext:value-type="string">
            <text:p>(2,818; +<text:span text:style-name="T6">∞</text:span>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2" table:number-rows-spanned="1">
            <text:p>Значение статистики</text:p>
          </table:table-cell>
          <table:covered-table-cell table:style-name="ce8"/>
          <table:table-cell table:style-name="ce13" table:formula="of:=[.D10]/[.E10]" office:value-type="float" office:value="11.2909979064899" calcext:value-type="float">
            <text:p>11,29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style-name="ce7" office:value-type="string" calcext:value-type="string">
            <text:p>Вывод:</text:p>
          </table:table-cell>
          <table:table-cell table:style-name="ce12" office:value-type="string" calcext:value-type="string" table:number-columns-spanned="9" table:number-rows-spanned="1">
            <text:p>По приведенным выше условиям была проверена гипотезу о дисперсиях, при помощи статистики Фишера. Так как значение статистики попадает в критическую область, то на 5% уровне можно отклонить основную гипотезу, то есть можно принять альтернативную гипотезу о том, что показ фильма об управлении стрессом повлияет на установки двенадцати человек, участвующих в исследовани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52:54.217725280</meta:creation-date>
    <dc:date>2023-03-06T15:14:43.621478159</dc:date>
    <meta:editing-duration>PT21M46S</meta:editing-duration>
    <meta:editing-cycles>7</meta:editing-cycles>
    <meta:generator>LibreOffice/7.5.1.2$Linux_X86_64 LibreOffice_project/fcbaee479e84c6cd81291587d2ee68cba099e129</meta:generator>
    <meta:document-statistic meta:table-count="1" meta:cell-count="56" meta:object-count="0"/>
  </office:meta>
</office:document-meta>
</file>